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8cm"/>
    </style:style>
    <style:style style:name="co2" style:family="table-column">
      <style:table-column-properties fo:break-before="auto" style:column-width="1.24cm"/>
    </style:style>
    <style:style style:name="co3" style:family="table-column">
      <style:table-column-properties fo:break-before="auto" style:column-width="23.5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<text:s/>Date <text:s text:c="7"/></text:p>
          </table:table-cell>
          <table:table-cell office:value-type="string" calcext:value-type="string">
            <text:p><text:s/>Hours spend <text:s/></text:p>
          </table:table-cell>
          <table:table-cell office:value-type="string" calcext:value-type="string">
            <text:p><text:s/>for what? <text:s/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s/>14.04 <text:s text:c="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rstes Meeting </text:p>
          </table:table-cell>
        </table:table-row>
        <table:table-row table:style-name="ro1">
          <table:table-cell office:value-type="string" calcext:value-type="string">
            <text:p><text:s/>15.04<text:tab/> <text:s/>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<text:s/>Besprechung nach Vorlesung </text:p>
          </table:table-cell>
        </table:table-row>
        <table:table-row table:style-name="ro1">
          <table:table-cell office:value-type="string" calcext:value-type="string">
            <text:p><text:s/>16.04 <text:s text:c="2"/>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<text:s/>Einrichten Wiki in Github, Suche nach Kalender, Github SCM, Wiki ist für unsere Zwecke gut geeignet, Ticketing ist eher schlecht</text:p>
          </table:table-cell>
        </table:table-row>
        <table:table-row table:style-name="ro1">
          <table:table-cell office:value-type="string" calcext:value-type="string">
            <text:p><text:s/>18.04 <text:s text:c="2"/>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<text:s/>Meeting in skype </text:p>
          </table:table-cell>
        </table:table-row>
        <table:table-row table:style-name="ro1">
          <table:table-cell office:value-type="string" calcext:value-type="string">
            <text:p><text:s/>20.04 <text:s text:c="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etreuermeeting </text:p>
          </table:table-cell>
        </table:table-row>
        <table:table-row table:style-name="ro1">
          <table:table-cell office:value-type="string" calcext:value-type="string">
            <text:p><text:s/>20.04 <text:s text:c="2"/>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<text:s/>Einführung in Git vorbereiten und aufschreiben, Abstracts lesen </text:p>
          </table:table-cell>
        </table:table-row>
        <table:table-row table:style-name="ro1">
          <table:table-cell office:value-type="string" calcext:value-type="string">
            <text:p><text:s/>20.04 <text:s text:c="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kscape und Scribus Videos anschauen, Inkscape gut, Scribus naja </text:p>
          </table:table-cell>
        </table:table-row>
        <table:table-row table:style-name="ro1">
          <table:table-cell office:value-type="string" calcext:value-type="string">
            <text:p><text:s/>21.04<text:tab/>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reffen für Projektplanung</text:p>
          </table:table-cell>
        </table:table-row>
        <table:table-row table:style-name="ro1">
          <table:table-cell office:value-type="string" calcext:value-type="string">
            <text:p><text:s/>24.04 <text:s text:c="2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Besprechung Poster und Booth </text:p>
          </table:table-cell>
        </table:table-row>
        <table:table-row table:style-name="ro1">
          <table:table-cell office:value-type="string" calcext:value-type="string">
            <text:p><text:s/>25.04<text:tab/>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eting Software und Inkscape für Poster, Erstellung einer ersten Skizze </text:p>
          </table:table-cell>
        </table:table-row>
        <table:table-row table:style-name="ro1">
          <table:table-cell office:value-type="string" calcext:value-type="string">
            <text:p><text:s/>27.04 <text:s text:c="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etreuertreffen und Zeitsheet in ein funktionierendes System übertragen </text:p>
          </table:table-cell>
        </table:table-row>
        <table:table-row table:style-name="ro1">
          <table:table-cell office:value-type="string" calcext:value-type="string">
            <text:p><text:s/>28.04 <text:s text:c="2"/>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<text:s/>Besprechung und Arbeit an Poster </text:p>
          </table:table-cell>
        </table:table-row>
        <table:table-row table:style-name="ro1">
          <table:table-cell office:value-type="string" calcext:value-type="string">
            <text:p><text:s/>29.04 <text:s text:c="2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rbeit an Poster </text:p>
          </table:table-cell>
        </table:table-row>
        <table:table-row table:style-name="ro1">
          <table:table-cell office:value-type="string" calcext:value-type="string">
            <text:p><text:s/>01.05 <text:s text:c="2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Simulink Videos anschauen, Beispiel aus Vorlesung modifizieren </text:p>
          </table:table-cell>
        </table:table-row>
        <table:table-row table:style-name="ro1">
          <table:table-cell office:value-type="string" calcext:value-type="string">
            <text:p><text:s/>02.05 <text:s text:c="2"/>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<text:s/>Simulink Quattrocopterbeispiel zum Laufen bringen, was leider nicht so gut geklappt hat </text:p>
          </table:table-cell>
        </table:table-row>
        <table:table-row table:style-name="ro1">
          <table:table-cell office:value-type="string" calcext:value-type="string">
            <text:p><text:s/>04.05 <text:s text:c="2"/>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<text:s/>Quattrocopterbeispiel läuft jetzt auch bei mir, Zusammenfassung von Bene und Simon lesen </text:p>
          </table:table-cell>
        </table:table-row>
        <table:table-row table:style-name="ro1">
          <table:table-cell office:value-type="string" calcext:value-type="string">
            <text:p><text:s/>05.05 <text:s text:c="2"/></text:p>
          </table:table-cell>
          <table:table-cell office:value-type="float" office:value="5.75" calcext:value-type="float">
            <text:p>5,75</text:p>
          </table:table-cell>
          <table:table-cell office:value-type="string" calcext:value-type="string">
            <text:p><text:s/>Team Meeting, Feedback ins Poster einarbeiten, Grenzenlose Freude im Umgang mit Inkscape&gt;Export und Inkscape&gt;Print </text:p>
          </table:table-cell>
        </table:table-row>
        <table:table-row table:style-name="ro1">
          <table:table-cell office:value-type="string" calcext:value-type="string">
            <text:p><text:s/>06.05 <text:s text:c="2"/>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<text:s/>Betreuerfeedback Poster und Anpassung </text:p>
          </table:table-cell>
        </table:table-row>
        <table:table-row table:style-name="ro1">
          <table:table-cell office:value-type="string" calcext:value-type="string">
            <text:p><text:s/>09.05 <text:s text:c="2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npassung Visualisierung an unsere Bedürfnisse </text:p>
          </table:table-cell>
        </table:table-row>
        <table:table-row table:style-name="ro1">
          <table:table-cell office:value-type="string" calcext:value-type="string">
            <text:p><text:s/>11.05 <text:s text:c="2"/>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<text:s/>Besprechung Sebastian, Codeerklärung von Bene, Erstellen eines Modellgerüsts </text:p>
          </table:table-cell>
        </table:table-row>
        <table:table-row table:style-name="ro1">
          <table:table-cell office:value-type="string" calcext:value-type="string">
            <text:p><text:s/>12.05 <text:s text:c="2"/>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<text:s/>Team Meeting, Codearchitektur diskutieren &gt; Klassendiagramm </text:p>
          </table:table-cell>
        </table:table-row>
        <table:table-row table:style-name="ro1">
          <table:table-cell office:value-type="string" calcext:value-type="string">
            <text:p><text:s/>13.05 <text:s text:c="2"/>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<text:s/>Implementierung von testDotD und testDotDD war etwas schwierig, da dot und dotD noch nicht fertig, </text:p>
          </table:table-cell>
        </table:table-row>
        <table:table-row table:style-name="ro1">
          <table:table-cell office:value-type="string" calcext:value-type="string">
            <text:p><text:s/>14.05 <text:s text:c="2"/>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<text:s/>kurzes Debuggen von testDot* und Refactoring des Quellcodes (warum muss gefühlt jede Klasse state und contr kennen?</text:p>
          </table:table-cell>
        </table:table-row>
        <table:table-row table:style-name="ro1">
          <table:table-cell office:value-type="string" calcext:value-type="string">
            <text:p><text:s/>15.05 <text:s text:c="2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rstellung unserer Klassen und architecture und Anpassung von Klassennamen mit Bene</text:p>
          </table:table-cell>
        </table:table-row>
        <table:table-row table:style-name="ro1">
          <table:table-cell office:value-type="string" calcext:value-type="string">
            <text:p><text:s/>16.05 <text:s text:c="2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ebugging Debugging und zur Abwechslung Debugging mit Bene Ergebnis: 1.ana_Diff - num_Diff &lt; 1e-8 2</text:p>
          </table:table-cell>
        </table:table-row>
        <table:table-row table:style-name="ro1">
          <table:table-cell office:value-type="string" calcext:value-type="string">
            <text:p><text:s/>18.05 <text:s text:c="2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reffen mit Sebastian, Debuggen, Skript zum Laufen bringen </text:p>
          </table:table-cell>
        </table:table-row>
        <table:table-row table:style-name="ro1">
          <table:table-cell office:value-type="string" calcext:value-type="string">
            <text:p><text:s/>19.05 <text:s text:c="2"/></text:p>
          </table:table-cell>
          <table:table-cell office:value-type="float" office:value="8.25" calcext:value-type="float">
            <text:p>8,25</text:p>
          </table:table-cell>
          <table:table-cell office:value-type="string" calcext:value-type="string">
            <text:p><text:s/>Team Meeting, Debuggen &gt; dH im ForwEuler ist falsch, skript ohne Constraint Ableitungen funktioniert, Reden mit Simon über SQP Solver </text:p>
          </table:table-cell>
        </table:table-row>
        <table:table-row table:style-name="ro1">
          <table:table-cell office:value-type="string" calcext:value-type="string">
            <text:p><text:s/>20.05 <text:s text:c="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rgenwelche Fehler mit Bene suchen </text:p>
          </table:table-cell>
        </table:table-row>
        <table:table-row table:style-name="ro1">
          <table:table-cell office:value-type="string" calcext:value-type="string">
            <text:p><text:s/>22.05 <text:s text:c="2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olien mit Simon entwerfen und texen </text:p>
          </table:table-cell>
        </table:table-row>
        <table:table-row table:style-name="ro1">
          <table:table-cell office:value-type="string" calcext:value-type="string">
            <text:p><text:s/>23.05 <text:s text:c="2"/>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<text:s/>Restliche Tests schreiben und versuchen MATLAB auf Server zu installieren </text:p>
          </table:table-cell>
        </table:table-row>
        <table:table-row table:style-name="ro1">
          <table:table-cell office:value-type="string" calcext:value-type="string">
            <text:p><text:s/>25.05 <text:s text:c="2"/>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<text:s/>Tikz Skizzen </text:p>
          </table:table-cell>
        </table:table-row>
        <table:table-row table:style-name="ro1">
          <table:table-cell office:value-type="string" calcext:value-type="string">
            <text:p><text:s/>26.05 <text:s text:c="2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eammeeting, Vortrag </text:p>
          </table:table-cell>
        </table:table-row>
        <table:table-row table:style-name="ro1">
          <table:table-cell office:value-type="string" calcext:value-type="string">
            <text:p><text:s/>30.05 <text:s text:c="2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Implementierung realtime_script, fminrt und Gerüst Riccati, alles ohne Tests, Midterm Abgabe </text:p>
          </table:table-cell>
        </table:table-row>
        <table:table-row table:style-name="ro1">
          <table:table-cell office:value-type="string" calcext:value-type="string">
            <text:p><text:s/>01.06 <text:s text:c="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etreuertreffen, kurzes Teammeeting </text:p>
          </table:table-cell>
        </table:table-row>
        <table:table-row table:style-name="ro1">
          <table:table-cell office:value-type="string" calcext:value-type="string">
            <text:p><text:s/>02.06 <text:s text:c="2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Riccati ohne Constraints mit Simon implementieren </text:p>
          </table:table-cell>
        </table:table-row>
        <table:table-row table:style-name="ro1">
          <table:table-cell office:value-type="string" calcext:value-type="string">
            <text:p><text:s/>03.06 <text:s text:c="2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Riccati weiter und Test schreiben </text:p>
          </table:table-cell>
        </table:table-row>
        <table:table-row table:style-name="ro1">
          <table:table-cell office:value-type="string" calcext:value-type="string">
            <text:p><text:s/>04.06 <text:s text:c="2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Nachrechnen der Formeln von Simon und feststellen, dass der Fehler woanders sein muss </text:p>
          </table:table-cell>
        </table:table-row>
        <table:table-row table:style-name="ro1">
          <table:table-cell office:value-type="string" calcext:value-type="string">
            <text:p><text:s/>05.06 <text:s text:c="2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ehler eingrenzen und finden, Code aufräumen </text:p>
          </table:table-cell>
        </table:table-row>
        <table:table-row table:style-name="ro1">
          <table:table-cell office:value-type="string" calcext:value-type="string">
            <text:p><text:s/>07.06 <text:s text:c="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minrt_mock erstellen, damit wir die Schnittstelle demnächst testen können </text:p>
          </table:table-cell>
        </table:table-row>
        <table:table-row table:style-name="ro1">
          <table:table-cell office:value-type="string" calcext:value-type="string">
            <text:p><text:s/>08.06 <text:s text:c="2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Betreuertreffe und anschließend Ableitungen raussuchen für LDD, LD </text:p>
          </table:table-cell>
        </table:table-row>
        <table:table-row table:style-name="ro1">
          <table:table-cell office:value-type="string" calcext:value-type="string">
            <text:p><text:s/>09.06 <text:s text:c="2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eting, weitere Planung, Protokolle schreiben </text:p>
          </table:table-cell>
        </table:table-row>
        <table:table-row table:style-name="ro1">
          <table:table-cell office:value-type="string" calcext:value-type="string">
            <text:p><text:s/>10.06 <text:s text:c="2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Betreuermeeting (Riccati nur mit zusätzlichen control constraints), Implementierung) </text:p>
          </table:table-cell>
        </table:table-row>
        <table:table-row table:style-name="ro1">
          <table:table-cell office:value-type="string" calcext:value-type="string">
            <text:p><text:s/>13.06 <text:s text:c="2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ebuggen, Riccati fertig, Jubel jubel </text:p>
          </table:table-cell>
        </table:table-row>
        <table:table-row table:style-name="ro1">
          <table:table-cell office:value-type="string" calcext:value-type="string">
            <text:p><text:s/>16.06 <text:s text:c="2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ctive Set </text:p>
          </table:table-cell>
        </table:table-row>
        <table:table-row table:style-name="ro1">
          <table:table-cell office:value-type="string" calcext:value-type="string">
            <text:p><text:s/>17.06 <text:s text:c="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atentypen anpassen </text:p>
          </table:table-cell>
        </table:table-row>
        <table:table-row table:style-name="ro1">
          <table:table-cell office:value-type="string" calcext:value-type="string">
            <text:p><text:s/>18.06 <text:s text:c="2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weiter an fminrt mit Simon </text:p>
          </table:table-cell>
        </table:table-row>
        <table:table-row table:style-name="ro1">
          <table:table-cell office:value-type="string" calcext:value-type="string">
            <text:p><text:s/>19.06 <text:s text:c="2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minrt refactorn in eigene Klasse mit Tests </text:p>
          </table:table-cell>
        </table:table-row>
        <table:table-row table:style-name="ro1">
          <table:table-cell office:value-type="string" calcext:value-type="string">
            <text:p><text:s/>22.06 <text:s text:c="2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Betreuermeeting und interne Besprechung </text:p>
          </table:table-cell>
        </table:table-row>
        <table:table-row table:style-name="ro1">
          <table:table-cell office:value-type="string" calcext:value-type="string">
            <text:p><text:s/>23.06 <text:s text:c="2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rgen und debuggen </text:p>
          </table:table-cell>
        </table:table-row>
        <table:table-row table:style-name="ro1">
          <table:table-cell office:value-type="string" calcext:value-type="string">
            <text:p><text:s/>24.06 <text:s text:c="2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ebuggen und Test für Costs </text:p>
          </table:table-cell>
        </table:table-row>
        <table:table-row table:style-name="ro1">
          <table:table-cell office:value-type="string" calcext:value-type="string">
            <text:p><text:s/>26.06 <text:s text:c="2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Debuggen und Test für Lagrange </text:p>
          </table:table-cell>
        </table:table-row>
        <table:table-row table:style-name="ro1">
          <table:table-cell office:value-type="string" calcext:value-type="string">
            <text:p><text:s/>29.06 <text:s text:c="2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umerisches Ableiten der Solver und Tests Lagrange an neue Solver anpassen </text:p>
          </table:table-cell>
        </table:table-row>
        <table:table-row table:style-name="ro1">
          <table:table-cell office:value-type="string" calcext:value-type="string">
            <text:p><text:s/>30.06 <text:s text:c="2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Wöchentliches Teamtreffen, debuggen um script zum Laufen zu bringen</text:p>
          </table:table-cell>
        </table:table-row>
        <table:table-row table:style-name="ro1">
          <table:table-cell office:value-type="string" calcext:value-type="string">
            <text:p><text:s/>01.07 <text:s text:c="2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ebuggen </text:p>
          </table:table-cell>
        </table:table-row>
        <table:table-row table:style-name="ro1">
          <table:table-cell office:value-type="string" calcext:value-type="string">
            <text:p><text:s/>02.07 <text:s text:c="2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ebuggen mit Bene, ENDLICH ERGEBNISSE :-) :+1: <text:s/></text:p>
          </table:table-cell>
        </table:table-row>
        <table:table-row table:style-name="ro1">
          <table:table-cell office:value-type="string" calcext:value-type="string">
            <text:p><text:s/>03.07 <text:s text:c="2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ourcecode mit Git aufräumen und Vergleich Riccati zu Backslash </text:p>
          </table:table-cell>
        </table:table-row>
        <table:table-row table:style-name="ro1">
          <table:table-cell office:value-type="string" calcext:value-type="string">
            <text:p><text:s/>04.07 <text:s text:c="2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Implementierung von neuen Approximationen und Beispiel Skifahrer </text:p>
          </table:table-cell>
        </table:table-row>
        <table:table-row table:style-name="ro1">
          <table:table-cell office:value-type="string" calcext:value-type="string">
            <text:p><text:s/>06.07 <text:s text:c="2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rbeit an den Beispielen für den Vortrag <text:s/></text:p>
          </table:table-cell>
        </table:table-row>
        <table:table-row table:style-name="ro1">
          <table:table-cell office:value-type="string" calcext:value-type="string">
            <text:p><text:s/>07.07 <text:s text:c="2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weiter mit den Beispielen für Vortrag, Horizon und Approx </text:p>
          </table:table-cell>
        </table:table-row>
        <table:table-row table:style-name="ro1">
          <table:table-cell office:value-type="string" calcext:value-type="string">
            <text:p><text:s/>08.07 <text:s text:c="2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Beispiele Vortrag, Vortrag üben </text:p>
          </table:table-cell>
        </table:table-row>
        <table:table-row table:style-name="ro1">
          <table:table-cell office:value-type="string" calcext:value-type="string">
            <text:p><text:s/>09.07 <text:s text:c="2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Vortrag üben, Visualisierung (Wind und Fehler Plots in das Fenster) </text:p>
          </table:table-cell>
        </table:table-row>
        <table:table-row table:style-name="ro1">
          <table:table-cell office:value-type="string" calcext:value-type="string">
            <text:p><text:s/>10.07 <text:s text:c="2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Screencasts, Fee suchen, Votrag üben, Screencasts komprimier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SUM([.B3:.B64])" office:value-type="float" office:value="234" calcext:value-type="float">
            <text:p>234</text:p>
          </table:table-cell>
          <table:table-cell/>
        </table:table-row>
        <table:table-row table:style-name="ro1" table:number-rows-repeated="104850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59cm" fo:margin-bottom="1.623cm" fo:margin-left="1.741cm" fo:margin-right="1.884cm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3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2T19:13:46.968791547</dc:date>
    <dc:creator>Philipp Fröhlich</dc:creator>
    <meta:generator>LibreOffice/4.2.8.2$Linux_X86_64 LibreOffice_project/420m0$Build-2</meta:generator>
    <meta:editing-duration>P0D</meta:editing-duration>
    <meta:editing-cycles>1</meta:editing-cycles>
    <meta:document-statistic meta:table-count="1" meta:cell-count="190" meta:object-count="0"/>
  </office:meta>
</office:document-meta>
</file>